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style:text-properties officeooo:paragraph-rsid="00196d35" style:language-asian="ja" style:country-asian="JP"/>
    </style:style>
    <style:style style:name="P3" style:family="paragraph" style:parent-style-name="Standard">
      <style:text-properties officeooo:paragraph-rsid="00196d35" style:language-asian="ja" style:country-asian="JP"/>
    </style:style>
    <style:style style:name="P4" style:family="paragraph" style:parent-style-name="Standard">
      <style:paragraph-properties fo:text-align="center" style:justify-single-word="false"/>
      <style:text-properties fo:font-size="20pt" officeooo:paragraph-rsid="00196d35" style:font-name-asian="ＭＳ 明朝" style:font-size-asian="20pt" style:language-asian="ja" style:country-asian="JP" style:font-size-complex="20pt"/>
    </style:style>
    <style:style style:name="P5" style:family="paragraph" style:parent-style-name="Standard">
      <style:paragraph-properties fo:text-align="center" style:justify-single-word="false"/>
      <style:text-properties fo:font-size="20pt" officeooo:rsid="017a0df9" officeooo:paragraph-rsid="00196d35" style:font-name-asian="ＭＳ 明朝" style:font-size-asian="20pt" style:language-asian="ja" style:country-asian="JP" style:font-size-complex="20pt"/>
    </style:style>
    <style:style style:name="P6" style:family="paragraph" style:parent-style-name="Standard">
      <style:paragraph-properties fo:text-align="center" style:justify-single-word="false"/>
      <style:text-properties fo:font-size="20pt" fo:font-weight="bold" officeooo:paragraph-rsid="00196d35" style:font-name-asian="ＭＳ 明朝" style:font-size-asian="20pt" style:language-asian="ja" style:country-asian="JP"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196d35" officeooo:paragraph-rsid="00196d35" style:font-name-asian="ＭＳ 明朝" style:font-size-asian="20pt" style:language-asian="ja" style:country-asian="JP" style:font-weight-asian="bold" style:font-size-complex="20pt" style:font-weight-complex="bold"/>
    </style:style>
    <style:style style:name="P8" style:family="paragraph" style:parent-style-name="Standard" style:master-page-name="Standard">
      <style:paragraph-properties fo:text-align="start" style:justify-single-word="false" style:page-number="auto"/>
      <style:text-properties fo:font-size="12pt" officeooo:paragraph-rsid="00196d35" style:font-name-asian="ＭＳ 明朝" style:font-size-asian="12pt" style:language-asian="ja" style:country-asian="JP" style:font-size-complex="12pt"/>
    </style:style>
    <style:style style:name="P9" style:family="paragraph">
      <style:text-properties style:font-name="MSPゴシック" fo:font-size="10pt" style:font-name-asian="MSPゴシック" style:font-size-asian="10pt" style:font-size-complex="10pt"/>
    </style:style>
    <style:style style:name="P10" style:family="paragraph">
      <style:paragraph-properties fo:text-align="center"/>
      <style:text-properties fo:font-size="12pt"/>
    </style:style>
    <style:style style:name="P11" style:family="paragraph">
      <style:paragraph-properties fo:text-align="center"/>
    </style:style>
    <style:style style:name="P12" style:family="paragraph">
      <style:paragraph-properties fo:text-align="center" style:text-autospace="none"/>
    </style:style>
    <style:style style:name="P13" style:family="paragraph">
      <style:paragraph-properties fo:text-align="center" style:text-autospace="none"/>
      <style:text-properties style:font-name="ＭＳ Ｐゴシック" fo:font-size="9pt" style:font-name-asian="Monaco1" style:font-size-asian="9pt" style:font-name-complex="Monaco1" style:font-size-complex="9pt"/>
    </style:style>
    <style:style style:name="P14" style:family="paragraph">
      <style:paragraph-properties fo:text-align="center"/>
      <style:text-properties fo:font-size="9pt" style:font-name-asian="ＭＳ Ｐゴシック1" style:font-size-asian="9pt" style:font-size-complex="9pt"/>
    </style:style>
    <style:style style:name="P15" style:family="paragraph">
      <style:paragraph-properties fo:text-align="center"/>
      <style:text-properties style:font-name="ＭＳ Ｐゴシック" fo:font-size="12pt"/>
    </style:style>
    <style:style style:name="P16" style:family="paragraph">
      <style:paragraph-properties fo:text-align="center"/>
      <style:text-properties style:font-name="MS  Pゴシック" fo:font-size="10pt" style:font-name-asian="ＭＳ Ｐゴシック1" style:font-size-asian="10pt" style:font-size-complex="10pt"/>
    </style:style>
    <style:style style:name="P17" style:family="paragraph">
      <style:paragraph-properties fo:text-align="center"/>
      <style:text-properties style:font-name="MS  Pゴシック" fo:font-size="9pt" style:font-name-asian="ＭＳ Ｐゴシック1" style:font-size-asian="9pt" style:font-size-complex="9pt"/>
    </style:style>
    <style:style style:name="P18" style:family="paragraph">
      <style:paragraph-properties fo:text-align="center"/>
      <style:text-properties fo:font-size="10pt" style:font-name-asian="ＭＳ Ｐゴシック1" style:font-size-asian="10pt" style:font-size-complex="10pt"/>
    </style:style>
    <style:style style:name="P19" style:family="paragraph">
      <style:paragraph-properties fo:text-align="center"/>
      <style:text-properties style:font-name="MS  Pゴシック" fo:font-size="9pt" style:font-name-asian="MS  Pゴシック" style:font-size-asian="9pt" style:font-size-complex="9pt"/>
    </style:style>
    <style:style style:name="P20" style:family="paragraph">
      <style:paragraph-properties fo:text-align="center" style:text-autospace="none"/>
      <style:text-properties style:font-name="ＭＳ Ｐゴシック1" fo:font-size="9pt" style:font-name-asian="Monaco1" style:font-size-asian="9pt" style:font-name-complex="Monaco1" style:font-size-complex="9pt"/>
    </style:style>
    <style:style style:name="P21" style:family="paragraph">
      <style:paragraph-properties fo:text-align="center"/>
      <style:text-properties fo:font-size="9pt" style:font-size-asian="9pt" style:font-size-complex="9pt"/>
    </style:style>
    <style:style style:name="T1" style:family="text">
      <style:text-properties style:font-name="MSPゴシック" fo:font-size="10pt" style:font-name-asian="MSPゴシック" style:font-size-asian="10pt" style:font-size-complex="10pt"/>
    </style:style>
    <style:style style:name="T2" style:family="text">
      <style:text-properties style:font-name="ＭＳ Ｐゴシック" fo:font-size="9pt" style:font-name-asian="Monaco1" style:font-size-asian="9pt" style:font-name-complex="Monaco1" style:font-size-complex="9pt"/>
    </style:style>
    <style:style style:name="T3" style:family="text">
      <style:text-properties fo:font-size="9pt" style:font-name-asian="ＭＳ Ｐゴシック1" style:font-size-asian="9pt" style:font-size-complex="9pt"/>
    </style:style>
    <style:style style:name="T4" style:family="text">
      <style:text-properties style:font-name="ＭＳ Ｐゴシック" fo:font-size="12pt"/>
    </style:style>
    <style:style style:name="T5" style:family="text">
      <style:text-properties style:font-name="MS  Pゴシック" fo:font-size="9pt" style:font-name-asian="MS  Pゴシック" style:font-size-asian="9pt" style:font-size-complex="9pt"/>
    </style:style>
    <style:style style:name="T6" style:family="text">
      <style:text-properties style:font-name="ＭＳ Ｐゴシック1" fo:font-size="9pt" style:font-name-asian="Monaco1" style:font-size-asian="9pt" style:font-name-complex="Monaco1" style:font-size-complex="9pt"/>
    </style:style>
    <style:style style:name="T7" style:family="text">
      <style:text-properties style:font-name="MS  Pゴシック" fo:font-size="9pt" style:font-name-asian="ＭＳ Ｐゴシック1" style:font-size-asian="9pt" style:font-size-complex="9pt"/>
    </style:style>
    <style:style style:name="T8" style:family="text">
      <style:text-properties style:font-name="ＭＳ Ｐゴシック1" fo:font-size="9pt" style:font-name-asian="MS  Pゴシック" style:font-size-asian="9pt" style:font-name-complex="Monaco1" style:font-size-complex="9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marker-end="Arrow" draw:fill="none" draw:fill-color="#ffffff" fo:min-height="2.7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marker-end-width="0.199cm"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Arrow" draw:marker-end-width="0.3cm" draw:fill="solid" draw:fill-color="#ffffff" draw:textarea-horizontal-align="justify" draw:textarea-vertical-align="middle" draw:auto-grow-height="false" fo:min-height="0.986cm" fo:min-width="5.535cm" style:run-through="foreground"/>
    </style:style>
    <style:style style:name="gr6" style:family="graphic">
      <style:graphic-properties svg:stroke-color="#000000" draw:marker-end="Arrow" draw:marker-end-width="0.3cm" draw:fill="solid" draw:fill-color="#ffffff" draw:textarea-horizontal-align="justify" draw:textarea-vertical-align="middle" draw:auto-grow-height="false" fo:min-height="0.975cm" fo:min-width="5.533cm" style:run-through="foreground"/>
    </style:style>
    <style:style style:name="gr7"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4"/>
      <text:p text:style-name="P4"/>
      <text:p text:style-name="P4"/>
      <text:p text:style-name="P4"/>
      <text:p text:style-name="P4"/>
      <text:p text:style-name="P4"/>
      <text:p text:style-name="P6">ボルグシステム</text:p>
      <text:p text:style-name="P7">createTagによる受注画面のHTML設計書</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2015年5月08日</text:p>
      <text:p text:style-name="P2">株式会社デジタルデザインシンク</text:p>
      <text:p text:style-name="P1"><draw:g text:anchor-type="paragraph" draw:z-index="19" draw:style-name="gr4"><draw:custom-shape draw:style-name="gr5" draw:text-style-name="P13" svg:width="5.536cm" svg:height="0.987cm" svg:x="0.494cm" svg:y="4.519cm"><text:p text:style-name="P12"><text:span text:style-name="T2">body</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5.51cm"><text:p text:style-name="P11"><text:span text:style-name="T3">ページ全体の領域</text:span></text:p><draw:enhanced-geometry svg:viewBox="0 0 21600 21600" draw:glue-points="10800 0 0 10800 10800 21600 21600 10800" draw:type="flowchart-process" draw:enhanced-path="M 0 0 L 21600 0 21600 21600 0 21600 0 0 Z N"/></draw:custom-shape></draw:g><draw:g text:anchor-type="paragraph" draw:z-index="24" draw:style-name="gr4"><draw:custom-shape draw:style-name="gr5" draw:text-style-name="P13" svg:width="5.536cm" svg:height="0.987cm" svg:x="0.993cm" svg:y="7.015cm"><text:p text:style-name="P12"><text:span text:style-name="T2">div id="container"</text:span></text:p><draw:enhanced-geometry svg:viewBox="0 0 21600 21600" draw:glue-points="10800 0 0 10800 10800 21600 21600 10800" draw:type="flowchart-process" draw:enhanced-path="M 0 0 L 21600 0 21600 21600 0 21600 0 0 Z N"/></draw:custom-shape><draw:custom-shape draw:style-name="gr6" draw:text-style-name="P19" svg:width="5.534cm" svg:height="0.976cm" svg:x="0.993cm" svg:y="8.006cm"><text:p text:style-name="P11"><text:span text:style-name="T5"><text:s/></text:span><text:span text:style-name="T5">ウィンドウサイズを取得し</text:span></text:p><text:p text:style-name="P11"><text:span text:style-name="T5">それに幅を合わせる</text:span></text:p><draw:enhanced-geometry svg:viewBox="0 0 21600 21600" draw:glue-points="10800 0 0 10800 10800 21600 21600 10800" draw:type="flowchart-process" draw:enhanced-path="M 0 0 L 21600 0 21600 21600 0 21600 0 0 Z N"/></draw:custom-shape></draw:g><draw:g text:anchor-type="paragraph" draw:z-index="26" draw:style-name="gr4"><draw:custom-shape draw:style-name="gr5" draw:text-style-name="P13" svg:width="5.536cm" svg:height="0.987cm" svg:x="1.492cm" svg:y="9.511cm"><text:p text:style-name="P12"><text:span text:style-name="T2">&lt;div class="page"&gt;</text:span></text:p><draw:enhanced-geometry svg:viewBox="0 0 21600 21600" draw:glue-points="10800 0 0 10800 10800 21600 21600 10800" draw:type="flowchart-process" draw:enhanced-path="M 0 0 L 21600 0 21600 21600 0 21600 0 0 Z N"/></draw:custom-shape><draw:custom-shape draw:style-name="gr6" draw:text-style-name="P19" svg:width="5.534cm" svg:height="0.976cm" svg:x="1.492cm" svg:y="10.502cm"><text:p text:style-name="P11"><text:span text:style-name="T5">main</text:span><text:span text:style-name="T5">以下を</text:span><text:span text:style-name="T5">page</text:span><text:span text:style-name="T5">で囲む</text:span></text:p><draw:enhanced-geometry svg:viewBox="0 0 21600 21600" draw:glue-points="10800 0 0 10800 10800 21600 21600 10800" draw:type="flowchart-process" draw:enhanced-path="M 0 0 L 21600 0 21600 21600 0 21600 0 0 Z N"/></draw:custom-shape></draw:g><draw:g text:anchor-type="paragraph" draw:z-index="28" draw:style-name="gr4"><draw:custom-shape draw:style-name="gr5" draw:text-style-name="P13" svg:width="5.536cm" svg:height="0.987cm" svg:x="1.991cm" svg:y="12.007cm"><text:p text:style-name="P12"><text:span text:style-name="T2">&lt;div class="main"&g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1.991cm" svg:y="12.998cm"><text:p text:style-name="P11"><text:span text:style-name="T3">コンテンツ領域となる</text:span><text:span text:style-name="T7">div</text:span><text:span text:style-name="T3">タグ</text:span></text:p><draw:enhanced-geometry svg:viewBox="0 0 21600 21600" draw:glue-points="10800 0 0 10800 10800 21600 21600 10800" draw:type="flowchart-process" draw:enhanced-path="M 0 0 L 21600 0 21600 21600 0 21600 0 0 Z N"/></draw:custom-shape></draw:g><draw:g text:anchor-type="paragraph" draw:z-index="30" draw:style-name="gr4"><draw:custom-shape draw:style-name="gr5" draw:text-style-name="P20" svg:width="5.536cm" svg:height="0.987cm" svg:x="0.494cm" svg:y="14.503cm"><text:p text:style-name="P12"><text:span text:style-name="T8">ここから</text:span><text:span text:style-name="T6">javascript</text:span></text:p><text:p text:style-name="P12"><text:span text:style-name="T6">creator = new createTag();</text:span></text:p><draw:enhanced-geometry svg:viewBox="0 0 21600 21600" draw:glue-points="10800 0 0 10800 10800 21600 21600 10800" draw:type="flowchart-process" draw:enhanced-path="M 0 0 L 21600 0 21600 21600 0 21600 0 0 Z N"/></draw:custom-shape><draw:custom-shape draw:style-name="gr6" draw:text-style-name="P21" svg:width="5.534cm" svg:height="0.976cm" svg:x="0.494cm" svg:y="15.494cm"><text:p text:style-name="P11"><text:span text:style-name="T7">dom</text:span><text:span text:style-name="T3">要素を作るための</text:span></text:p><text:p text:style-name="P11"><text:span text:style-name="T3">クラスをインスタンス化する</text:span></text:p><draw:enhanced-geometry svg:viewBox="0 0 21600 21600" draw:glue-points="10800 0 0 10800 10800 21600 21600 10800" draw:type="flowchart-process" draw:enhanced-path="M 0 0 L 21600 0 21600 21600 0 21600 0 0 Z N"/></draw:custom-shape></draw:g><draw:g text:anchor-type="paragraph" draw:z-index="32" draw:style-name="gr4"><draw:custom-shape draw:style-name="gr5" draw:text-style-name="P20" svg:width="5.536cm" svg:height="0.987cm" svg:x="0.494cm" svg:y="16.999cm"><text:p text:style-name="P12"><text:span text:style-name="T6">creator.getJsonFile('source/order.json');</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17.99cm"><text:p text:style-name="P11"><text:span text:style-name="T3">受発注画面の</text:span><text:span text:style-name="T7">dom</text:span><text:span text:style-name="T3">に</text:span></text:p><text:p text:style-name="P11"><text:span text:style-name="T3">配置するデータを取得する</text:span></text:p><draw:enhanced-geometry svg:viewBox="0 0 21600 21600" draw:glue-points="10800 0 0 10800 10800 21600 21600 10800" draw:type="flowchart-process" draw:enhanced-path="M 0 0 L 21600 0 21600 21600 0 21600 0 0 Z N"/></draw:custom-shape></draw:g><draw:g text:anchor-type="paragraph" draw:z-index="34" draw:style-name="gr4"><draw:custom-shape draw:style-name="gr5" draw:text-style-name="P20" svg:width="5.536cm" svg:height="0.987cm" svg:x="0.494cm" svg:y="19.495cm"><text:p text:style-name="P12"><text:span text:style-name="T6">creator.getDomFile</text:span></text:p><text:p text:style-name="P12"><text:span text:style-name="T6">('source/template.html');</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20.486cm"><text:p text:style-name="P11"><text:span text:style-name="T3">受発注画面に配置する</text:span><text:span text:style-name="T7">dom</text:span><text:span text:style-name="T3">を取得する</text:span></text:p><draw:enhanced-geometry svg:viewBox="0 0 21600 21600" draw:glue-points="10800 0 0 10800 10800 21600 21600 10800" draw:type="flowchart-process" draw:enhanced-path="M 0 0 L 21600 0 21600 21600 0 21600 0 0 Z N"/></draw:custom-shape></draw:g><draw:g text:anchor-type="paragraph" draw:z-index="36" draw:style-name="gr4"><draw:custom-shape draw:style-name="gr5" draw:text-style-name="P20" svg:width="5.536cm" svg:height="0.987cm" svg:x="0.494cm" svg:y="21.99cm"><text:p text:style-name="P12"><text:span text:style-name="T6">creator.outputTag</text:span></text:p><text:p text:style-name="P12"><text:span text:style-name="T6">('header', 'header', '.main');</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22.981cm"><text:p text:style-name="P11"><text:span text:style-name="T3">ヘッダーを作る</text:span></text:p><draw:enhanced-geometry svg:viewBox="0 0 21600 21600" draw:glue-points="10800 0 0 10800 10800 21600 21600 10800" draw:type="flowchart-process" draw:enhanced-path="M 0 0 L 21600 0 21600 21600 0 21600 0 0 Z N"/></draw:custom-shape></draw:g><draw:g text:anchor-type="paragraph" draw:z-index="39" draw:style-name="gr4"><draw:custom-shape draw:style-name="gr5" draw:text-style-name="P20" svg:width="5.536cm" svg:height="0.987cm" svg:x="9.613cm" svg:y="4.519cm"><text:p text:style-name="P12"><text:span text:style-name="T6">creator.outputTag</text:span></text:p><text:p text:style-name="P12"><text:span text:style-name="T6">('mainContent', 'mainContent', '.main');</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5.51cm"><text:p text:style-name="P11"><text:span text:style-name="T3">コンテンツの外枠を作る</text:span></text:p><draw:enhanced-geometry svg:viewBox="0 0 21600 21600" draw:glue-points="10800 0 0 10800 10800 21600 21600 10800" draw:type="flowchart-process" draw:enhanced-path="M 0 0 L 21600 0 21600 21600 0 21600 0 0 Z N"/></draw:custom-shape></draw:g><draw:g text:anchor-type="paragraph" draw:z-index="43" draw:style-name="gr4"><draw:custom-shape draw:style-name="gr5" draw:text-style-name="P13" svg:width="5.536cm" svg:height="0.987cm" svg:x="9.613cm" svg:y="7.015cm"><text:p text:style-name="P12"><text:span text:style-name="T2">creator.outputTag</text:span></text:p><text:p text:style-name="P12"><text:span text:style-name="T2">('searcharea','searcharea', '.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8.006cm"><text:p text:style-name="P11"><text:span text:style-name="T3">検索機能領域を作る</text:span></text:p><draw:enhanced-geometry svg:viewBox="0 0 21600 21600" draw:glue-points="10800 0 0 10800 10800 21600 21600 10800" draw:type="flowchart-process" draw:enhanced-path="M 0 0 L 21600 0 21600 21600 0 21600 0 0 Z N"/></draw:custom-shape></draw:g><draw:g text:anchor-type="paragraph" draw:z-index="45" draw:style-name="gr4"><draw:custom-shape draw:style-name="gr5" draw:text-style-name="P13" svg:width="5.536cm" svg:height="0.987cm" svg:x="9.613cm" svg:y="9.511cm"><text:p text:style-name="P12"><text:span text:style-name="T2">creator.outputTag</text:span></text:p><text:p text:style-name="P12"><text:span text:style-name="T2">('periodarea', 'periodarea', '</text:span><text:span text:style-name="T2">.tabcontent</text:span><text:span text:style-name="T2">');</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0.502cm"><text:p text:style-name="P11"><text:span text:style-name="T3">期間領域を作る</text:span></text:p><draw:enhanced-geometry svg:viewBox="0 0 21600 21600" draw:glue-points="10800 0 0 10800 10800 21600 21600 10800" draw:type="flowchart-process" draw:enhanced-path="M 0 0 L 21600 0 21600 21600 0 21600 0 0 Z N"/></draw:custom-shape></draw:g><draw:g text:anchor-type="paragraph" draw:z-index="47" draw:style-name="gr4"><draw:custom-shape draw:style-name="gr5" draw:text-style-name="P13" svg:width="5.536cm" svg:height="0.987cm" svg:x="9.613cm" svg:y="12.007cm"><text:p text:style-name="P12"><text:span text:style-name="T2">creator.outputTag('choice', </text:span></text:p><text:p text:style-name="P12"><text:span text:style-name="T2">'choice',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2.998cm"><text:p text:style-name="P11"><text:span text:style-name="T3">受注種別のプルダウンメニューを作る</text:span></text:p><draw:enhanced-geometry svg:viewBox="0 0 21600 21600" draw:glue-points="10800 0 0 10800 10800 21600 21600 10800" draw:type="flowchart-process" draw:enhanced-path="M 0 0 L 21600 0 21600 21600 0 21600 0 0 Z N"/></draw:custom-shape></draw:g><draw:g text:anchor-type="paragraph" draw:z-index="49" draw:style-name="gr4"><draw:custom-shape draw:style-name="gr5" draw:text-style-name="P13" svg:width="5.536cm" svg:height="0.987cm" svg:x="9.613cm" svg:y="14.503cm"><text:p text:style-name="P12"><text:span text:style-name="T2">creator.outputTag('sendButtonList',</text:span></text:p><text:p text:style-name="P12"><text:span text:style-name="T2"><text:s/></text:span><text:span text:style-name="T2">'insertdiv', '#sen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5.494cm"><text:p text:style-name="P11"><text:span text:style-name="T3">発注画面にボタン一覧</text:span><text:span text:style-name="T3">(</text:span><text:span text:style-name="T3">新規ボタンから</text:span></text:p><text:p text:style-name="P11"><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g text:anchor-type="paragraph" draw:z-index="51" draw:style-name="gr4"><draw:custom-shape draw:style-name="gr5" draw:text-style-name="P13" svg:width="5.536cm" svg:height="0.987cm" svg:x="9.613cm" svg:y="16.999cm"><text:p text:style-name="P12"><text:span text:style-name="T2">creator.outputTag('receivedButtonlist',</text:span></text:p><text:p text:style-name="P12"><text:span text:style-name="T2"><text:s/></text:span><text:span text:style-name="T2">'insertdiv',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17.99cm"><text:p text:style-name="P11"><text:span text:style-name="T3">受注画面にボタン一覧</text:span><text:span text:style-name="T3">(</text:span><text:span text:style-name="T3">新規ボタンから</text:span></text:p><text:p text:style-name="P11"><text:span text:style-name="T3">発送指示ボタンまでを囲む</text:span><text:span text:style-name="T3">div)</text:span><text:span text:style-name="T3">を作る</text:span></text:p><draw:enhanced-geometry svg:viewBox="0 0 21600 21600" draw:glue-points="10800 0 0 10800 10800 21600 21600 10800" draw:type="flowchart-process" draw:enhanced-path="M 0 0 L 21600 0 21600 21600 0 21600 0 0 Z N"/></draw:custom-shape></draw:g><draw:g text:anchor-type="paragraph" draw:z-index="53" draw:style-name="gr4"><draw:custom-shape draw:style-name="gr5" draw:text-style-name="P13" svg:width="5.536cm" svg:height="0.987cm" svg:x="9.613cm" svg:y="19.495cm"><text:p text:style-name="P12"><text:span text:style-name="T2">creator.outputTag('editButtons',</text:span></text:p><text:p text:style-name="P12"><text:span text:style-name="T2"><text:s/></text:span><text:span text:style-name="T2">'editButtons', '.buttonLis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20.486cm"><text:p text:style-name="P11"><text:span text:style-name="T3">編集ボタン群領域を作る</text:span></text:p><draw:enhanced-geometry svg:viewBox="0 0 21600 21600" draw:glue-points="10800 0 0 10800 10800 21600 21600 10800" draw:type="flowchart-process" draw:enhanced-path="M 0 0 L 21600 0 21600 21600 0 21600 0 0 Z N"/></draw:custom-shape></draw:g><draw:g text:anchor-type="paragraph" draw:z-index="55" draw:style-name="gr4"><draw:custom-shape draw:style-name="gr5" draw:text-style-name="P13" svg:width="5.536cm" svg:height="0.987cm" svg:x="9.613cm" svg:y="21.99cm"><text:p text:style-name="P12"><text:span text:style-name="T2">creator.outputTag('sendPDFbutton',</text:span></text:p><text:p text:style-name="P12"><text:span text:style-name="T2"><text:s/></text:span><text:span text:style-name="T2">'pdfbuttons', '#sendButtonLis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9.613cm" svg:y="22.981cm"><text:p text:style-name="P11"><text:span text:style-name="T3">発注画面</text:span><text:span text:style-name="T3">PDF</text:span><text:span text:style-name="T3">出力ボタン</text:span></text:p><text:p text:style-name="P11"><text:span text:style-name="T3">群領域を作る</text:span></text:p><draw:enhanced-geometry svg:viewBox="0 0 21600 21600" draw:glue-points="10800 0 0 10800 10800 21600 21600 10800" draw:type="flowchart-process" draw:enhanced-path="M 0 0 L 21600 0 21600 21600 0 21600 0 0 Z N"/></draw:custom-shape></draw:g><draw:frame text:anchor-type="paragraph" draw:z-index="16" draw:style-name="gr1" draw:text-style-name="P9" svg:width="16.827cm" svg:height="2.745cm" svg:x="0.018cm" svg:y="0.277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506</text:span><text:span text:style-name="T1"><text:tab/></text:span><text:span text:style-name="T1">設計者　</text:span><text:span text:style-name="T1"><text:tab/></text:span><text:span text:style-name="T1">作成者　</text:span><text:span text:style-name="T1">T.Yamamoto</text:span></text:p><text:p><text:span text:style-name="T1">概要：　ボルグシステム受発注画面をクリエイトタグを用いての作成したもの</text:span></text:p><text:p><text:span text:style-name="T1">図の説明：　</text:span><text:span text:style-name="T1">order.html</text:span><text:span text:style-name="T1">ファイルに記述される内容のフローチャート</text:span></text:p><text:p><text:span text:style-name="T1">パラメータ</text:span></text:p></draw:text-box></draw:frame><draw:line text:anchor-type="paragraph" draw:z-index="17" draw:style-name="gr2" draw:text-style-name="P10" svg:x1="3.283cm" svg:y1="3.856cm" svg:x2="3.283cm" svg:y2="4.519cm"><text:p/></draw:line><draw:line text:anchor-type="paragraph" draw:z-index="18" draw:style-name="gr3" draw:text-style-name="P11" svg:x1="8.729cm" svg:y1="3.022cm" svg:x2="8.729cm" svg:y2="23.737cm"><text:p/></draw:line><draw:line text:anchor-type="paragraph" draw:z-index="20" draw:style-name="gr7" draw:text-style-name="P11" svg:x1="-0.065cm" svg:y1="3.022cm" svg:x2="17.466cm" svg:y2="3.022cm"><text:p/></draw:line><draw:line text:anchor-type="paragraph" draw:z-index="21" draw:style-name="gr2" draw:text-style-name="P10" svg:x1="3.283cm" svg:y1="6.486cm" svg:x2="3.283cm" svg:y2="7.015cm"><text:p/></draw:line><draw:circle text:anchor-type="paragraph" draw:z-index="22" draw:style-name="gr8" draw:text-style-name="P15" svg:width="0.503cm" svg:height="0.503cm" svg:x="2.99cm" svg:y="3.353cm"><text:p text:style-name="P11"><text:span text:style-name="T4">S</text:span></text:p></draw:circle><draw:circle text:anchor-type="paragraph" draw:z-index="23" draw:style-name="gr8" draw:text-style-name="P15" svg:width="0.503cm" svg:height="0.503cm" svg:x="2.986cm" svg:y="24.486cm"><text:p text:style-name="P11"><text:span text:style-name="T4">1</text:span></text:p></draw:circle><draw:line text:anchor-type="paragraph" draw:z-index="25" draw:style-name="gr2" draw:text-style-name="P10" svg:x1="3.283cm" svg:y1="8.982cm" svg:x2="3.283cm" svg:y2="9.511cm"><text:p/></draw:line><draw:line text:anchor-type="paragraph" draw:z-index="27" draw:style-name="gr2" draw:text-style-name="P10" svg:x1="3.283cm" svg:y1="11.478cm" svg:x2="3.283cm" svg:y2="12.007cm"><text:p/></draw:line><draw:line text:anchor-type="paragraph" draw:z-index="29" draw:style-name="gr2" draw:text-style-name="P10" svg:x1="3.283cm" svg:y1="13.974cm" svg:x2="3.283cm" svg:y2="14.503cm"><text:p/></draw:line><draw:line text:anchor-type="paragraph" draw:z-index="31" draw:style-name="gr2" draw:text-style-name="P10" svg:x1="3.283cm" svg:y1="16.469cm" svg:x2="3.283cm" svg:y2="16.998cm"><text:p/></draw:line><draw:line text:anchor-type="paragraph" draw:z-index="33" draw:style-name="gr2" draw:text-style-name="P10" svg:x1="3.283cm" svg:y1="18.965cm" svg:x2="3.283cm" svg:y2="19.494cm"><text:p/></draw:line><draw:line text:anchor-type="paragraph" draw:z-index="35" draw:style-name="gr2" draw:text-style-name="P10" svg:x1="3.283cm" svg:y1="21.461cm" svg:x2="3.283cm" svg:y2="21.99cm"><text:p/></draw:line><draw:line text:anchor-type="paragraph" draw:z-index="37" draw:style-name="gr2" draw:text-style-name="P10" svg:x1="3.283cm" svg:y1="23.957cm" svg:x2="3.283cm" svg:y2="24.486cm"><text:p/></draw:line><draw:line text:anchor-type="paragraph" draw:z-index="38" draw:style-name="gr2" draw:text-style-name="P10" svg:x1="12.402cm" svg:y1="3.856cm" svg:x2="12.402cm" svg:y2="4.519cm"><text:p/></draw:line><draw:line text:anchor-type="paragraph" draw:z-index="40" draw:style-name="gr2" draw:text-style-name="P10" svg:x1="12.402cm" svg:y1="6.486cm" svg:x2="12.402cm" svg:y2="7.015cm"><text:p/></draw:line><draw:circle text:anchor-type="paragraph" draw:z-index="41" draw:style-name="gr8" draw:text-style-name="P15" svg:width="0.503cm" svg:height="0.503cm" svg:x="12.109cm" svg:y="3.353cm"><text:p text:style-name="P11"><text:span text:style-name="T4">1</text:span></text:p></draw:circle><draw:circle text:anchor-type="paragraph" draw:z-index="42" draw:style-name="gr8" draw:text-style-name="P15" svg:width="0.503cm" svg:height="0.503cm" svg:x="12.106cm" svg:y="24.486cm"><text:p text:style-name="P11"><text:span text:style-name="T4">2</text:span></text:p></draw:circle><draw:line text:anchor-type="paragraph" draw:z-index="44" draw:style-name="gr2" draw:text-style-name="P10" svg:x1="12.402cm" svg:y1="8.982cm" svg:x2="12.402cm" svg:y2="9.511cm"><text:p/></draw:line><draw:line text:anchor-type="paragraph" draw:z-index="46" draw:style-name="gr2" draw:text-style-name="P10" svg:x1="12.402cm" svg:y1="11.478cm" svg:x2="12.402cm" svg:y2="12.007cm"><text:p/></draw:line><draw:line text:anchor-type="paragraph" draw:z-index="48" draw:style-name="gr2" draw:text-style-name="P10" svg:x1="12.402cm" svg:y1="13.974cm" svg:x2="12.402cm" svg:y2="14.503cm"><text:p/></draw:line><draw:line text:anchor-type="paragraph" draw:z-index="50" draw:style-name="gr2" draw:text-style-name="P10" svg:x1="12.402cm" svg:y1="16.469cm" svg:x2="12.402cm" svg:y2="16.998cm"><text:p/></draw:line><draw:line text:anchor-type="paragraph" draw:z-index="52" draw:style-name="gr2" draw:text-style-name="P10" svg:x1="12.402cm" svg:y1="18.965cm" svg:x2="12.402cm" svg:y2="19.494cm"><text:p/></draw:line><draw:line text:anchor-type="paragraph" draw:z-index="54" draw:style-name="gr2" draw:text-style-name="P10" svg:x1="12.402cm" svg:y1="21.461cm" svg:x2="12.402cm" svg:y2="21.99cm"><text:p/></draw:line><draw:line text:anchor-type="paragraph" draw:z-index="56" draw:style-name="gr2" draw:text-style-name="P10" svg:x1="12.402cm" svg:y1="23.957cm" svg:x2="12.402cm" svg:y2="24.486cm"><text:p/></draw:line></text:p>
      <text:p text:style-name="P1"><draw:g text:anchor-type="paragraph" draw:z-index="3" draw:style-name="gr4"><draw:custom-shape draw:style-name="gr5" draw:text-style-name="P13" svg:width="5.536cm" svg:height="0.987cm" svg:x="0.494cm" svg:y="7.477cm"><text:p text:style-name="P12"><text:span text:style-name="T2">creator.outputTag('sendWrapList',</text:span></text:p><text:p text:style-name="P12"><text:span text:style-name="T2"><text:s/></text:span><text:span text:style-name="T2">'wrapList', '#sendTabConten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8.468cm"><text:p text:style-name="P11"><text:span text:style-name="T3">発注テーブル領域を作る</text:span></text:p><draw:enhanced-geometry svg:viewBox="0 0 21600 21600" draw:glue-points="10800 0 0 10800 10800 21600 21600 10800" draw:type="flowchart-process" draw:enhanced-path="M 0 0 L 21600 0 21600 21600 0 21600 0 0 Z N"/></draw:custom-shape></draw:g><draw:g text:anchor-type="paragraph" draw:z-index="7" draw:style-name="gr4"><draw:custom-shape draw:style-name="gr5" draw:text-style-name="P13" svg:width="5.536cm" svg:height="0.987cm" svg:x="0.494cm" svg:y="9.973cm"><text:p text:style-name="P12"><text:span text:style-name="T2">creator.outputTag('receivedWrapList',</text:span></text:p><text:p text:style-name="P12"><text:span text:style-name="T2"><text:s/></text:span><text:span text:style-name="T2">'wrapList', '#receivedTabContent')</text:span></text:p><draw:enhanced-geometry svg:viewBox="0 0 21600 21600" draw:glue-points="10800 0 0 10800 10800 21600 21600 10800" draw:type="flowchart-process" draw:enhanced-path="M 0 0 L 21600 0 21600 21600 0 21600 0 0 Z N"/></draw:custom-shape><draw:custom-shape draw:style-name="gr6" draw:text-style-name="P16" svg:width="5.534cm" svg:height="0.976cm" svg:x="0.494cm" svg:y="10.964cm"><text:p text:style-name="P11"><text:span text:style-name="T5">受注テーブル領域を作る</text:span></text:p><draw:enhanced-geometry svg:viewBox="0 0 21600 21600" draw:glue-points="10800 0 0 10800 10800 21600 21600 10800" draw:type="flowchart-process" draw:enhanced-path="M 0 0 L 21600 0 21600 21600 0 21600 0 0 Z N"/></draw:custom-shape></draw:g><draw:g text:anchor-type="paragraph" draw:z-index="9" draw:style-name="gr4"><draw:custom-shape draw:style-name="gr5" draw:text-style-name="P13" svg:width="5.536cm" svg:height="0.987cm" svg:x="0.494cm" svg:y="12.469cm"><text:p text:style-name="P12"><text:span text:style-name="T2">tabColorChange();</text:span></text:p><draw:enhanced-geometry svg:viewBox="0 0 21600 21600" draw:glue-points="10800 0 0 10800 10800 21600 21600 10800" draw:type="flowchart-process" draw:enhanced-path="M 0 0 L 21600 0 21600 21600 0 21600 0 0 Z N"/></draw:custom-shape><draw:custom-shape draw:style-name="gr6" draw:text-style-name="P17" svg:width="5.534cm" svg:height="0.976cm" svg:x="0.494cm" svg:y="13.46cm"><text:p text:style-name="P11"><text:span text:style-name="T5">タブをクリックしたらクリック</text:span></text:p><text:p text:style-name="P11"><text:span text:style-name="T5">したタブの背景を白にする</text:span></text:p><draw:enhanced-geometry svg:viewBox="0 0 21600 21600" draw:glue-points="10800 0 0 10800 10800 21600 21600 10800" draw:type="flowchart-process" draw:enhanced-path="M 0 0 L 21600 0 21600 21600 0 21600 0 0 Z N"/></draw:custom-shape></draw:g><draw:g text:anchor-type="paragraph" draw:z-index="11" draw:style-name="gr4"><draw:custom-shape draw:style-name="gr5" draw:text-style-name="P13" svg:width="5.536cm" svg:height="0.987cm" svg:x="0.494cm" svg:y="14.965cm"><text:p text:style-name="P12"><text:span text:style-name="T2">makeGrid('sendData');</text:span></text:p><draw:enhanced-geometry svg:viewBox="0 0 21600 21600" draw:glue-points="10800 0 0 10800 10800 21600 21600 10800" draw:type="flowchart-process" draw:enhanced-path="M 0 0 L 21600 0 21600 21600 0 21600 0 0 Z N"/></draw:custom-shape><draw:custom-shape draw:style-name="gr6" draw:text-style-name="P18" svg:width="5.534cm" svg:height="0.976cm" svg:x="0.494cm" svg:y="15.956cm"><text:p text:style-name="P11"><text:span text:style-name="T3">発注テーブルを作る</text:span></text:p><draw:enhanced-geometry svg:viewBox="0 0 21600 21600" draw:glue-points="10800 0 0 10800 10800 21600 21600 10800" draw:type="flowchart-process" draw:enhanced-path="M 0 0 L 21600 0 21600 21600 0 21600 0 0 Z N"/></draw:custom-shape></draw:g><draw:g text:anchor-type="paragraph" draw:z-index="13" draw:style-name="gr4"><draw:custom-shape draw:style-name="gr5" draw:text-style-name="P13" svg:width="5.536cm" svg:height="0.987cm" svg:x="0.494cm" svg:y="17.461cm"><text:p text:style-name="P12"><text:span text:style-name="T6">makeGrid('receivedData');</text:span></text:p><draw:enhanced-geometry svg:viewBox="0 0 21600 21600" draw:glue-points="10800 0 0 10800 10800 21600 21600 10800" draw:type="flowchart-process" draw:enhanced-path="M 0 0 L 21600 0 21600 21600 0 21600 0 0 Z N"/></draw:custom-shape><draw:custom-shape draw:style-name="gr6" draw:text-style-name="P18" svg:width="5.534cm" svg:height="0.976cm" svg:x="0.494cm" svg:y="18.452cm"><text:p text:style-name="P11"><text:span text:style-name="T3">javascript</text:span><text:span text:style-name="T3">の記述を終わる</text:span></text:p><draw:enhanced-geometry svg:viewBox="0 0 21600 21600" draw:glue-points="10800 0 0 10800 10800 21600 21600 10800" draw:type="flowchart-process" draw:enhanced-path="M 0 0 L 21600 0 21600 21600 0 21600 0 0 Z N"/></draw:custom-shape></draw:g><draw:g text:anchor-type="paragraph" draw:z-index="58" draw:style-name="gr4"><draw:custom-shape draw:style-name="gr5" draw:text-style-name="P13" svg:width="5.536cm" svg:height="0.987cm" svg:x="0.494cm" svg:y="4.761cm"><text:p text:style-name="P12"><text:span text:style-name="T2">creator.outputTag('receivedPDFbutton'</text:span></text:p><text:p text:style-name="P12"><text:span text:style-name="T2">, 'receivedPDFbutton', '#receivedButtonList');</text:span></text:p><draw:enhanced-geometry svg:viewBox="0 0 21600 21600" draw:glue-points="10800 0 0 10800 10800 21600 21600 10800" draw:type="flowchart-process" draw:enhanced-path="M 0 0 L 21600 0 21600 21600 0 21600 0 0 Z N"/></draw:custom-shape><draw:custom-shape draw:style-name="gr6" draw:text-style-name="P14" svg:width="5.534cm" svg:height="0.976cm" svg:x="0.494cm" svg:y="5.752cm"><text:p text:style-name="P11"><text:span text:style-name="T3">受注画面</text:span><text:span text:style-name="T3">PDF</text:span><text:span text:style-name="T3">出力ボタン群領域を作る</text:span></text:p><draw:enhanced-geometry svg:viewBox="0 0 21600 21600" draw:glue-points="10800 0 0 10800 10800 21600 21600 10800" draw:type="flowchart-process" draw:enhanced-path="M 0 0 L 21600 0 21600 21600 0 21600 0 0 Z N"/></draw:custom-shape></draw:g><draw:frame text:anchor-type="paragraph" draw:z-index="0" draw:style-name="gr1" draw:text-style-name="P9" svg:width="16.827cm" svg:height="2.745cm" svg:x="0.018cm" svg:y="0.277cm"><draw:text-box><text:p><text:span text:style-name="T1">ファイル名</text:span><text:span text:style-name="T1">:order.html</text:span><text:span text:style-name="T1"><text:tab/></text:span><text:span text:style-name="T1"><text:tab/></text:span><text:span text:style-name="T1"><text:tab/></text:span><text:span text:style-name="T1">画面名</text:span><text:span text:style-name="T1">:</text:span><text:span text:style-name="T1">発注・受注機能</text:span><text:span text:style-name="T1"><text:tab/></text:span></text:p><text:p><text:span text:style-name="T1">作成日　</text:span><text:span text:style-name="T1">2015.0506</text:span><text:span text:style-name="T1"><text:tab/></text:span><text:span text:style-name="T1">設計者　</text:span><text:span text:style-name="T1"><text:tab/></text:span><text:span text:style-name="T1">作成者　</text:span><text:span text:style-name="T1">T.Yamamoto</text:span></text:p><text:p><text:span text:style-name="T1">概要　ボルグシステム受発注画面をクリエイトタグを用いての作成</text:span><text:span text:style-name="T1"><text:tab/></text:span></text:p><text:p><text:span text:style-name="T1"/></text:p><text:p><text:span text:style-name="T1">パラメータ</text:span></text:p></draw:text-box></draw:frame><draw:line text:anchor-type="paragraph" draw:z-index="1" draw:style-name="gr2" draw:text-style-name="P10" svg:x1="3.283cm" svg:y1="6.814cm" svg:x2="3.283cm" svg:y2="7.477cm"><text:p/></draw:line><draw:line text:anchor-type="paragraph" draw:z-index="2" draw:style-name="gr3" draw:text-style-name="P11" svg:x1="8.729cm" svg:y1="3.022cm" svg:x2="8.729cm" svg:y2="23.737cm"><text:p/></draw:line><draw:line text:anchor-type="paragraph" draw:z-index="4" draw:style-name="gr7" draw:text-style-name="P11" svg:x1="-0.065cm" svg:y1="3.022cm" svg:x2="17.466cm" svg:y2="3.022cm"><text:p/></draw:line><draw:line text:anchor-type="paragraph" draw:z-index="5" draw:style-name="gr2" draw:text-style-name="P10" svg:x1="3.283cm" svg:y1="9.444cm" svg:x2="3.283cm" svg:y2="9.973cm"><text:p/></draw:line><draw:circle text:anchor-type="paragraph" draw:z-index="6" draw:style-name="gr8" draw:text-style-name="P15" svg:width="0.503cm" svg:height="0.503cm" svg:x="2.99cm" svg:y="3.353cm"><text:p text:style-name="P11"><text:span text:style-name="T4">2</text:span></text:p></draw:circle><draw:line text:anchor-type="paragraph" draw:z-index="8" draw:style-name="gr2" draw:text-style-name="P10" svg:x1="3.283cm" svg:y1="11.94cm" svg:x2="3.283cm" svg:y2="12.469cm"><text:p/></draw:line><draw:line text:anchor-type="paragraph" draw:z-index="10" draw:style-name="gr2" draw:text-style-name="P10" svg:x1="3.283cm" svg:y1="14.436cm" svg:x2="3.283cm" svg:y2="14.965cm"><text:p/></draw:line><draw:line text:anchor-type="paragraph" draw:z-index="12" draw:style-name="gr2" draw:text-style-name="P10" svg:x1="3.283cm" svg:y1="16.932cm" svg:x2="3.283cm" svg:y2="17.461cm"><text:p/></draw:line><draw:line text:anchor-type="paragraph" draw:z-index="14" draw:style-name="gr2" draw:text-style-name="P10" svg:x1="3.283cm" svg:y1="19.427cm" svg:x2="3.283cm" svg:y2="19.956cm"><text:p/></draw:line><draw:line text:anchor-type="paragraph" draw:z-index="57" draw:style-name="gr2" draw:text-style-name="P10" svg:x1="3.239cm" svg:y1="3.856cm" svg:x2="3.239cm" svg:y2="4.761cm"><text:p/></draw:line><draw:circle text:anchor-type="paragraph" draw:z-index="15" draw:style-name="gr8" draw:text-style-name="P15" svg:width="0.505cm" svg:height="0.505cm" svg:x="2.99cm" svg:y="19.981cm"><text:p text:style-name="P11"><text:span text:style-name="T4">E</text:span></text:p></draw:cir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明朝" svg:font-family="'ＭＳ 明朝'" style:font-family-generic="roman"/>
    <style:font-face style:name="Arial Unicode MS2" svg:font-family="'Arial Unicode MS'" style:font-family-generic="swiss"/>
    <style:font-face style:name="MS  Pゴシック" svg:font-family="'MS  Pゴシック'" style:font-family-generic="swiss"/>
    <style:font-face style:name="MSPゴシック" svg:font-family="MSPゴシック" style:font-family-generic="swiss"/>
    <style:font-face style:name="Monaco1" svg:font-family="Monaco" style:font-family-generic="modern" style:font-pitch="fixed"/>
    <style:font-face style:name="Arial Unicode MS1" svg:font-family="'Arial Unicode MS'" style:font-family-generic="modern" style:font-pitch="variable"/>
    <style:font-face style:name="Liberation Serif2" svg:font-family="'Liberation Serif'" style:font-family-generic="modern" style:font-pitch="variable"/>
    <style:font-face style:name="Monaco" svg:font-family="Monaco" style:font-family-generic="modern" style:font-pitch="variable"/>
    <style:font-face style:name="ＭＳ Ｐゴシック1" svg:font-family="'ＭＳ Ｐゴシック'" style:font-family-generic="modern" style:font-pitch="variable"/>
    <style:font-face style:name="ＭＳ Ｐ明朝1" svg:font-family="'ＭＳ Ｐ明朝'"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S  Pゴシック1" svg:font-family="'MS  Pゴシック'" style:font-family-generic="swiss" style:font-pitch="variable"/>
    <style:font-face style:name="MSPゴシック1" svg:font-family="MSPゴシック" style:font-family-generic="swiss" style:font-pitch="variable"/>
    <style:font-face style:name="ＭＳ Ｐゴシック" svg:font-family="'ＭＳ Ｐゴシック'" style:font-family-generic="swiss" style:font-pitch="variable"/>
    <style:font-face style:name="ＭＳ Ｐ明朝2" svg:font-family="'ＭＳ Ｐ明朝'" style:font-family-generic="swiss" style:font-pitch="variable"/>
    <style:font-face style:name="Arial Unicode MS" svg:font-family="'Arial Unicode MS'" style:font-family-generic="system" style:font-pitch="variable"/>
    <style:font-face style:name="ＭＳ Ｐゴシック2" svg:font-family="'ＭＳ Ｐゴシック'" style:font-family-generic="system" style:font-pitch="variable"/>
    <style:font-face style:name="ＭＳ Ｐ明朝" svg:font-family="'ＭＳ Ｐ明朝'"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Ｐゴシック2" style:font-family-asian="'ＭＳ Ｐ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2"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2"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2"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6T15:13:40.826041000</meta:creation-date>
    <dc:date>2015-05-11T16:43:06.602000000</dc:date>
    <meta:editing-duration>PT1H2M17S</meta:editing-duration>
    <meta:editing-cycles>6</meta:editing-cycles>
    <meta:generator>LibreOffice/4.3.5.2$Windows_x86 LibreOffice_project/3a87456aaa6a95c63eea1c1b3201acedf0751bd5</meta:generator>
    <meta:document-statistic meta:table-count="0" meta:image-count="0" meta:object-count="0" meta:page-count="3" meta:paragraph-count="4" meta:word-count="41" meta:character-count="56" meta:non-whitespace-character-count="56"/>
  </office:meta>
</office:document-meta>
</file>